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800000"/>
    </style:style>
    <style:style style:name="P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8000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800000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/>
    </style:style>
    <style:style style:name="T1" style:family="text">
      <style:text-properties fo:color="#800000"/>
    </style:style>
    <style:style style:name="T2" style:family="text">
      <style:text-properties fo:color="#000000"/>
    </style:style>
    <style:style style:name="T3" style:family="text">
      <style:text-properties fo:color="#0000cc"/>
    </style:style>
    <style:style style:name="T4" style:family="text">
      <style:text-properties fo:color="#008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\documentclass</text:span><text:span text:style-name="T2">{beamer}</text:span></text:p>
      <text:p text:style-name="P5"><text:span text:style-name="T1">\usetheme</text:span><text:span text:style-name="T2">{Boadilla}</text:span></text:p>
      <text:p text:style-name="P5"><text:span text:style-name="T1">\usecolortheme</text:span><text:span text:style-name="T2">{beaver}</text:span></text:p>
      <text:p text:style-name="P5"><text:span text:style-name="T1">\title</text:span><text:span text:style-name="T2">{Optimization}</text:span></text:p>
      <text:p text:style-name="P5"><text:span text:style-name="T1">\subtitle</text:span><text:span text:style-name="T2">{Problem 4.6}</text:span></text:p>
      <text:p text:style-name="P1"><text:span text:style-name="T1">\author</text:span><text:span text:style-name="T2">{CH18MTECH11008,EEACMTECH11006}</text:span></text:p>
      <text:p text:style-name="P1"><text:span text:style-name="T1">\date</text:span><text:span text:style-name="T2">{</text:span><text:span text:style-name="T1">\today</text:span><text:span text:style-name="T2">}</text:span></text:p>
      <text:p text:style-name="P5"><text:span text:style-name="T3">\begin</text:span><text:span text:style-name="T2">{document}</text:span></text:p>
      <text:p text:style-name="P5"><text:span text:style-name="T3">\begin</text:span><text:span text:style-name="T2">{frame}</text:span></text:p>
      <text:p text:style-name="P6">\titlepage</text:p>
      <text:p text:style-name="P1"><text:span text:style-name="T3">\end</text:span><text:span text:style-name="T2">{frame}</text:span></text:p>
      <text:p text:style-name="P5"><text:span text:style-name="T3">\begin</text:span><text:span text:style-name="T2">{frame}</text:span></text:p>
      <text:p text:style-name="P5"><text:span text:style-name="T1">\frametitle</text:span><text:span text:style-name="T2">{KKT Conditions}</text:span></text:p>
      <text:p text:style-name="P7"><text:s text:c="4"/>KKT conditions are necessary conditions for a solution to be optimal.</text:p>
      <text:p text:style-name="P7"><text:s text:c="4"/>Consider the following minimizaton problem.</text:p>
      <text:p text:style-name="P5"><text:span text:style-name="T2"><text:s text:c="4"/></text:span><text:span text:style-name="T1">\bigskip</text:span></text:p>
      <text:p text:style-name="P7"><text:s text:c="4"/></text:p>
      <text:p text:style-name="P8">$ \underset{x} {\text{minimize}}\ $</text:p>
      <text:p text:style-name="P5"><text:span text:style-name="T2"><text:s text:c="4"/></text:span><text:span text:style-name="T4">$f(x) \\$</text:span></text:p>
      <text:p text:style-name="P5"><text:span text:style-name="T4"><text:s text:c="3"/>$</text:span><text:span text:style-name="T1">\text</text:span><text:span text:style-name="T2">{subject to}</text:span><text:span text:style-name="T1">\</text:span><text:span text:style-name="T2"> </text:span><text:span text:style-name="T4">$</text:span></text:p>
      <text:p text:style-name="P1"><text:span text:style-name="T4"><text:s text:c="5"/>$</text:span><text:span text:style-name="T2">g_i(x) </text:span><text:span text:style-name="T1">\leq</text:span><text:span text:style-name="T2"> 0, </text:span><text:span text:style-name="T1">\;</text:span><text:span text:style-name="T2"> i = 1, </text:span><text:span text:style-name="T1">\ldots,</text:span><text:span text:style-name="T2"> m,</text:span><text:span text:style-name="T4">$</text:span></text:p>
      <text:p text:style-name="P1"><text:span text:style-name="T4"><text:s text:c="5"/>$</text:span><text:span text:style-name="T2"> h_{j}(x) = 0, </text:span><text:span text:style-name="T1">\;</text:span><text:span text:style-name="T2"> j = 1, </text:span><text:span text:style-name="T1">\ldots,</text:span><text:span text:style-name="T2"> l.</text:span><text:span text:style-name="T4">$</text:span></text:p>
      <text:p text:style-name="P8"><text:s text:c="4"/>\bigskip</text:p>
      <text:p text:style-name="P8"><text:s text:c="3"/></text:p>
      <text:p text:style-name="P8"><text:s text:c="4"/></text:p>
      <text:p text:style-name="P5"><text:span text:style-name="T4"><text:s text:c="4"/>where x is the optimization variable, f is the objective function, $</text:span><text:span text:style-name="T2"> g_{i}</text:span><text:span text:style-name="T1">\</text:span><text:span text:style-name="T2"> (i=1,</text:span><text:span text:style-name="T1">\ldots</text:span><text:span text:style-name="T2"> ,m)</text:span><text:span text:style-name="T4">$ are the inequality constraint functions, and <text:s/>$</text:span><text:span text:style-name="T2"> h_{j}</text:span><text:span text:style-name="T1">\</text:span><text:span text:style-name="T2"> (j=1,</text:span><text:span text:style-name="T1">\ldots</text:span><text:span text:style-name="T2"> ,</text:span><text:span text:style-name="T1">\ell</text:span><text:span text:style-name="T2"> ) </text:span><text:span text:style-name="T4">$</text:span></text:p>
      <text:p text:style-name="P8"><text:s text:c="4"/>are the equality constraint functions.</text:p>
      <text:p text:style-name="P8"><text:s text:c="4"/></text:p>
      <text:p text:style-name="P8"><text:s text:c="4"/>The number of inequality and equality constraints are denoted by m and l respectively.</text:p>
      <text:p text:style-name="P8"><text:s text:c="3"/>\bigskip</text:p>
      <text:p text:style-name="P8"><text:s text:c="4"/></text:p>
      <text:p text:style-name="P1"><text:span text:style-name="T4"><text:s text:c="4"/>If $</text:span><text:span text:style-name="T2"> x^{*} </text:span><text:span text:style-name="T4">$ is a point at which objective function and constraints are differentiable, then the necessary conditions are as follows..</text:span></text:p>
      <text:p text:style-name="P8">\end{frame}</text:p>
      <text:p text:style-name="P8">\begin{frame}</text:p>
      <text:p text:style-name="P8">\frametitle{Necessary conditions}</text:p>
      <text:p text:style-name="P8">{\textbf{1. Stationarity }}</text:p>
      <text:p text:style-name="P4">\bigskip</text:p>
      <text:p text:style-name="P5"><text:span text:style-name="T4"><text:s/>$</text:span><text:span text:style-name="T1">\nabla</text:span><text:span text:style-name="T2"> f(x^{*})+</text:span><text:span text:style-name="T1">\sum</text:span><text:span text:style-name="T2"> _{i=1}^{m}</text:span><text:span text:style-name="T1">\mu</text:span><text:span text:style-name="T2"> _{i}</text:span><text:span text:style-name="T1">\nabla</text:span><text:span text:style-name="T2"> g_{i}(x^{*})+</text:span><text:span text:style-name="T1">\sum</text:span><text:span text:style-name="T2"> _{j=1}^{</text:span><text:span text:style-name="T1">\ell</text:span><text:span text:style-name="T2"> }</text:span><text:span text:style-name="T1">\lambda</text:span><text:span text:style-name="T2"> _{j}</text:span><text:span text:style-name="T1">\nabla</text:span><text:span text:style-name="T2"> h_{j}(x^{*}) = 0</text:span><text:span text:style-name="T4">$</text:span></text:p>
      <text:p text:style-name="P8"><text:s/></text:p>
      <text:p text:style-name="P4"><text:s/></text:p>
      <text:p text:style-name="P4">\bigskip</text:p>
      <text:p text:style-name="P4">{\textbf{2.Primal Feasibility}} </text:p>
      <text:p text:style-name="P4">\bigskip</text:p>
      <text:p text:style-name="P1"><text:span text:style-name="T4">$</text:span><text:span text:style-name="T2">g_{i}(x^{*})</text:span><text:span text:style-name="T1">\leq</text:span><text:span text:style-name="T2"> 0,{</text:span><text:span text:style-name="T1">\text</text:span><text:span text:style-name="T2">{ for }}i=1,</text:span><text:span text:style-name="T1">\ldots</text:span><text:span text:style-name="T2"> ,m </text:span></text:p>
      <text:p text:style-name="P1"><text:soft-page-break/><text:span text:style-name="T2">h_{j}(x^{*})=0,{</text:span><text:span text:style-name="T1">\text</text:span><text:span text:style-name="T2">{ for }}j=1,</text:span><text:span text:style-name="T1">\ldots</text:span><text:span text:style-name="T2"> ,</text:span><text:span text:style-name="T1">\ell</text:span><text:span text:style-name="T4">$</text:span></text:p>
      <text:p text:style-name="P4">\bigskip</text:p>
      <text:p text:style-name="P4">{\textbf{3.Dual Feasibility}} </text:p>
      <text:p text:style-name="P4">\bigskip</text:p>
      <text:p text:style-name="P1"><text:span text:style-name="T4">$</text:span><text:span text:style-name="T1">\mu</text:span><text:span text:style-name="T2"> _{i}</text:span><text:span text:style-name="T1">\geq</text:span><text:span text:style-name="T2"> 0,{</text:span><text:span text:style-name="T1">\text</text:span><text:span text:style-name="T2">{ for }}i=1,</text:span><text:span text:style-name="T1">\ldots</text:span><text:span text:style-name="T2"> ,m</text:span><text:span text:style-name="T4">$</text:span></text:p>
      <text:p text:style-name="P4">\bigskip</text:p>
      <text:p text:style-name="P4">{\textbf{4. Complementary slackness}} </text:p>
      <text:p text:style-name="P4">\bigskip</text:p>
      <text:p text:style-name="P1"><text:span text:style-name="T4">$</text:span><text:span text:style-name="T1">\mu</text:span><text:span text:style-name="T2"> _{i}g_{i}(x^{*})=0,{</text:span><text:span text:style-name="T1">\text</text:span><text:span text:style-name="T2">{ for }}</text:span><text:span text:style-name="T1">\;</text:span><text:span text:style-name="T2">i=1,</text:span><text:span text:style-name="T1">\ldots</text:span><text:span text:style-name="T2"> ,m.</text:span><text:span text:style-name="T4">$ </text:span></text:p>
      <text:p text:style-name="P4">\end{frame}</text:p>
      <text:p text:style-name="P8">\begin{frame}</text:p>
      <text:p text:style-name="P8">\frametitle{Problem}</text:p>
      <text:p text:style-name="P8"><text:s text:c="5"/></text:p>
      <text:p text:style-name="P4"><text:s text:c="5"/>{\textbf{\textcolor{red}{Solve the following problem by converting <text:s/>problem 4.4 into 2 variable convex optimization problem using KKT conditions}}}</text:p>
      <text:p text:style-name="P4">\bigskip</text:p>
      <text:p text:style-name="P5"><text:span text:style-name="T4">$</text:span><text:span text:style-name="T2"> </text:span><text:span text:style-name="T1">\underset</text:span><text:span text:style-name="T2">{x}{</text:span><text:span text:style-name="T1">\text</text:span><text:span text:style-name="T2">{minimize}}</text:span><text:span text:style-name="T1">\</text:span><text:span text:style-name="T2"> </text:span><text:span text:style-name="T4">$</text:span></text:p>
      <text:p text:style-name="P5"><text:span text:style-name="T4">$</text:span><text:span text:style-name="T2"> - x_{11} - 2x_{12} - 5x_{22} <text:s/></text:span><text:span text:style-name="T1">\\</text:span><text:span text:style-name="T4">$</text:span></text:p>
      <text:p text:style-name="P5"><text:span text:style-name="T4"><text:s text:c="2"/>$</text:span><text:span text:style-name="T1">\text</text:span><text:span text:style-name="T2">{subject to} </text:span><text:span text:style-name="T4">$</text:span></text:p>
      <text:p text:style-name="P1"><text:span text:style-name="T4"><text:s text:c="2"/>$</text:span><text:span text:style-name="T2"> 2x_{11} + 3x_{12} + x_{22} = 7,</text:span><text:span text:style-name="T4">$</text:span></text:p>
      <text:p text:style-name="P1"><text:span text:style-name="T4"><text:s text:c="2"/>$</text:span><text:span text:style-name="T2"> x_{11} + x_{12}</text:span><text:span text:style-name="T1">\geq</text:span><text:span text:style-name="T2"> 1,</text:span><text:span text:style-name="T4">$</text:span></text:p>
      <text:p text:style-name="P1"><text:span text:style-name="T4"><text:s text:c="2"/>$</text:span><text:span text:style-name="T2"> x11, x12, x22 </text:span><text:span text:style-name="T1">\geq</text:span><text:span text:style-name="T2"> 0 </text:span><text:span text:style-name="T4">$ </text:span></text:p>
      <text:p text:style-name="P1"><text:span text:style-name="T4"><text:s/>$</text:span><text:span text:style-name="T2"> X </text:span><text:span text:style-name="T1">\succeq</text:span><text:span text:style-name="T2"> 0 </text:span><text:span text:style-name="T4">$</text:span></text:p>
      <text:p text:style-name="P8">X = [\left\[ \begin{smallmatrix} <text:s/>x_{11} &amp; x_{12} \\ x_{12} &amp; x_{22} \end{smallmatrix}] \right\]</text:p>
      <text:p text:style-name="P2">\bigskip</text:p>
      <text:p text:style-name="P5"><text:span text:style-name="T2">{</text:span><text:span text:style-name="T1">\textbf</text:span><text:span text:style-name="T2">{</text:span><text:span text:style-name="T1">\textcolor</text:span><text:span text:style-name="T2">{blue}{Solution: }}}</text:span></text:p>
      <text:p text:style-name="P2">\bigskip</text:p>
      <text:p text:style-name="P5"><text:span text:style-name="T4">$ \underset{x}{\text{minimize}}\ $</text:span><text:span text:style-name="T2"> </text:span></text:p>
      <text:p text:style-name="P5"><text:span text:style-name="T2"><text:s/></text:span><text:span text:style-name="T4">$ 9x_{1} + 13x_{2} - 35 <text:s/>\\ $</text:span></text:p>
      <text:p text:style-name="P5"><text:span text:style-name="T2"><text:s/></text:span><text:span text:style-name="T4">$ \text{subject to}\ $</text:span><text:span text:style-name="T2"> </text:span></text:p>
      <text:p text:style-name="P5"><text:span text:style-name="T2"><text:s text:c="2"/></text:span><text:span text:style-name="T4">$ -x_{1} - x_{2} + 1\leq 0$</text:span></text:p>
      <text:p text:style-name="P7"><text:s text:c="2"/></text:p>
      <text:p text:style-name="P5"><text:span text:style-name="T2"><text:s text:c="2"/></text:span><text:span text:style-name="T4">$\ 2x_{1}^2 + x_{2}^2 + 3x_{1}x_{2} - 7x_{1} \leq 0$</text:span></text:p>
      <text:p text:style-name="P3"><text:s/></text:p>
      <text:p text:style-name="P5"><text:span text:style-name="T3">\end</text:span><text:span text:style-name="T2">{frame}</text:span></text:p>
      <text:p text:style-name="P5"><text:span text:style-name="T3">\begin</text:span><text:span text:style-name="T2">{frame}</text:span></text:p>
      <text:p text:style-name="P5"><text:span text:style-name="T2">{</text:span><text:span text:style-name="T1">\textcolor</text:span><text:span text:style-name="T2">{blue}{KKT conditions for this problem are:}}</text:span></text:p>
      <text:p text:style-name="P7">1. Stationarity condition :</text:p>
      <text:p text:style-name="P5"><text:span text:style-name="T2"><text:s text:c="3"/></text:span><text:span text:style-name="T1">\bigskip</text:span></text:p>
      <text:p text:style-name="P7"><text:soft-page-break/><text:s text:c="3"/></text:p>
      <text:p text:style-name="P5"><text:span text:style-name="T2"><text:s text:c="3"/></text:span><text:span text:style-name="T4">$ \nabla (9x_{1} + 13x_{2} -35) + \lambda_{1} \nabla (-x_{1}-x_{2}+1) + \lambda_{2} \nabla (2x_{1}^2 + x_{2}^2 + 3x_{1}x_{2} - 7x_{1}) = 0$</text:span></text:p>
      <text:p text:style-name="P5"><text:span text:style-name="T2"><text:s text:c="3"/></text:span><text:span text:style-name="T1">\bigskip</text:span></text:p>
      <text:p text:style-name="P7"><text:s text:c="3"/></text:p>
      <text:p text:style-name="P7">2. Primal Feasibility :</text:p>
      <text:p text:style-name="P2">\bigskip</text:p>
      <text:p text:style-name="P4">$ -x_{1} - x_{2} + 1\leq 0$</text:p>
      <text:p text:style-name="P8">$ 2x_{1}^2 + x_{2}^2 + 3x_{1}x_{2} - 7x_{1} \leq 0$</text:p>
      <text:p text:style-name="P2">\bigskip</text:p>
      <text:p text:style-name="P7">3. Dual Feasibility :</text:p>
      <text:p text:style-name="P2">\bigskip</text:p>
      <text:p text:style-name="P4">$\lambda_{1}\geq 0$</text:p>
      <text:p text:style-name="P8">$\lambda_{2}\geq 0$</text:p>
      <text:p text:style-name="P2">\bigskip</text:p>
      <text:p text:style-name="P7">4. Complementary Slackness :</text:p>
      <text:p text:style-name="P2">\bigskip</text:p>
      <text:p text:style-name="P4">$\lambda_{1}(-x_{1}-x_{2}+1)=0$</text:p>
      <text:p text:style-name="P4">$\lambda_{2}(2x_{1}^2+x_{2}^2-7x_{1}+3x_{1}x_{2})=0$</text:p>
      <text:p text:style-name="P5"><text:span text:style-name="T3">\end</text:span><text:span text:style-name="T2">{frame}</text:span></text:p>
      <text:p text:style-name="P5"><text:span text:style-name="T3">\begin</text:span><text:span text:style-name="T2">{frame}</text:span></text:p>
      <text:p text:style-name="P7">From stationary condition we will get the following equations.</text:p>
      <text:p text:style-name="P2">\bigskip</text:p>
      <text:p text:style-name="P8">$ 9 - \lambda_{1} + 4\lambda_{2}x_{1} + 3\lambda_{2}x_{2} - 7\lambda_{2} = 0 \ldots (1)$</text:p>
      <text:p text:style-name="P2">\bigskip</text:p>
      <text:p text:style-name="P8">$ 13 - \lambda_{1} + 2\lambda_{2}x_{2} + 3\lambda_{2}x_{1} = 0 \ldots (2) $</text:p>
      <text:p text:style-name="P2">\bigskip</text:p>
      <text:p text:style-name="P7">The another 2 equations from complementary slackness</text:p>
      <text:p text:style-name="P2">\bigskip</text:p>
      <text:p text:style-name="P8">$\lambda_{1}(-x_{1}-x_{2}+1)=0 \ldots (3)$</text:p>
      <text:p text:style-name="P2">\bigskip</text:p>
      <text:p text:style-name="P8">$\lambda_{2}(2x_{1}^2+x_{2}^2-7x_{1}+3x_{1}x_{2})=0 \ldots(4)$</text:p>
      <text:p text:style-name="P1"><text:span text:style-name="T1">\bigskip</text:span><text:span text:style-name="T2"> </text:span></text:p>
      <text:p text:style-name="P7">case 1:</text:p>
      <text:p text:style-name="P5"><text:span text:style-name="T2"><text:s/></text:span><text:span text:style-name="T4">$\lambda_{1} = \lambda_{2} = 0$</text:span></text:p>
      <text:p text:style-name="P7"><text:s/></text:p>
      <text:p text:style-name="P7"><text:s/>case 2 :</text:p>
      <text:p text:style-name="P4">$ \lambda_{1} = 0\ and\ \lambda_{2} \neq 0 $</text:p>
      <text:p text:style-name="P7">case 3 :</text:p>
      <text:p text:style-name="P4">$ \lambda_{1}\neq 0\ and\ \lambda_{2} = 0 $</text:p>
      <text:p text:style-name="P7"><text:s/>case 4 :</text:p>
      <text:p text:style-name="P1"><text:soft-page-break/><text:span text:style-name="T2"><text:s/></text:span><text:span text:style-name="T4">$ \lambda_{1}\neq 0\ and\ <text:s/>\lambda_{2} \neq 0 $</text:span></text:p>
      <text:p text:style-name="P5"><text:span text:style-name="T3">\end</text:span><text:span text:style-name="T2">{frame}</text:span></text:p>
      <text:p text:style-name="P5"><text:span text:style-name="T3">\begin</text:span><text:span text:style-name="T2">{frame}</text:span></text:p>
      <text:p text:style-name="P7">solving case 4 :</text:p>
      <text:p text:style-name="P2">\bigskip</text:p>
      <text:p text:style-name="P8">$-x_{1}-x_{2}+1 = 0$</text:p>
      <text:p text:style-name="P2">\bigskip</text:p>
      <text:p text:style-name="P8">$2x_{1}^2+x_{2}^2-7x_{1}+3x_{1}x_{2} = 0$</text:p>
      <text:p text:style-name="P2">\bigskip</text:p>
      <text:p text:style-name="P8">$ 9 - \lambda_{1} + 4\lambda_{2}x_{1} + 3\lambda_{2}x_{2} - 7\lambda_{2} = 0 $</text:p>
      <text:p text:style-name="P2">\bigskip</text:p>
      <text:p text:style-name="P8">$ 13 - \lambda_{1} + 2\lambda_{2}x_{2} + 3\lambda_{2}x_{1} = 0 $</text:p>
      <text:p text:style-name="P2">\bigskip</text:p>
      <text:p text:style-name="P7">Solving these conditions do not give correct solution.</text:p>
      <text:p text:style-name="P7">We cannot apply KKT conditions to this problem</text:p>
      <text:p text:style-name="P1"><text:span text:style-name="T3">\end</text:span><text:span text:style-name="T2">{frame}</text:span></text:p>
      <text:p text:style-name="P1"><text:span text:style-name="T3">\end</text:span><text:span text:style-name="T2">{document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22:38:15.787900730</meta:creation-date>
    <dc:date>2019-02-23T22:39:20.316382029</dc:date>
    <meta:editing-duration>PT1M6S</meta:editing-duration>
    <meta:editing-cycles>1</meta:editing-cycles>
    <meta:document-statistic meta:table-count="0" meta:image-count="0" meta:object-count="0" meta:page-count="4" meta:paragraph-count="139" meta:word-count="523" meta:character-count="3954" meta:non-whitespace-character-count="3420"/>
    <meta:generator>LibreOffice/5.1.6.2$Linux_X86_64 LibreOffice_project/10m0$Build-2</meta:generator>
  </office:meta>
</office:document-meta>
</file>